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1.72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2.35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84cm" fo:min-width="2.04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2.04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2.67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358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1.723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7cm" fo:min-width="1.723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" style:family="graphic" style:parent-style-name="standard">
      <style:graphic-properties draw:marker-start="Circle" draw:marker-start-width="0.3cm" draw:marker-end="Arrowheads_20_7" draw:marker-end-width="0.3cm" draw:textarea-vertical-align="middle" loext:decorative="false"/>
    </style:style>
    <style:style style:name="gr1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2.99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8" style:family="graphic" style:parent-style-name="standard">
      <style:graphic-properties draw:marker-start="Arrowheads_20_12" draw:marker-start-width="0.3cm" draw:marker-end="Circle" draw:marker-end-width="0.3cm" draw:textarea-vertical-align="middle" loext:decorative="false"/>
    </style:style>
    <style:style style:name="gr1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749cm" fo:min-width="3.627cm" style:writing-mode="lr-tb" loext:decorative="false"/>
      <style:paragraph-properties style:writing-mode="lr-tb"/>
    </style:style>
    <style:style style:name="gr25" style:family="graphic" style:parent-style-name="standard">
      <style:graphic-properties draw:marker-start="Arrowheads_20_19" draw:marker-start-width="0.3cm" draw:marker-end="Square" draw:marker-end-width="0.3cm" draw:textarea-vertical-align="middle" loext:decorative="false"/>
    </style:style>
    <style:style style:name="gr26" style:family="graphic" style:parent-style-name="standard">
      <style:graphic-properties draw:marker-start="Circle" draw:marker-start-width="0.3cm" draw:marker-end="Arrowheads_20_21" draw:marker-end-width="0.3cm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28" style:family="graphic" style:parent-style-name="standard">
      <style:graphic-properties draw:marker-start="Circle" draw:marker-start-width="0.3cm" draw:marker-end="Arrowheads_20_22" draw:marker-end-width="0.3cm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1.337cm" fo:min-width="3.62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587cm" svg:x="5.127cm" svg:y="4.81cm">
          <text:p text:style-name="P1">CardSui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2cm" svg:height="1.587cm" svg:x="2.588cm" svg:y="2.905cm">
          <text:p text:style-name="P1">Ran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8cm" svg:height="1.587cm" svg:x="7.032cm" svg:y="7.032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634cm" svg:x="3.857cm" svg:y="6.351cm"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588cm" svg:x="11.795cm" svg:y="7.667cm">
          <text:p text:style-name="P1">Bid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492cm" svg:y1="6.397cm" svg:x2="4.175cm" svg:y2="4.492cm">
          <text:p/>
        </draw:line>
        <draw:custom-shape draw:style-name="gr7" draw:text-style-name="P2" draw:layer="layout" svg:width="3.175cm" svg:height="1.588cm" svg:x="10.207cm" svg:y="4.175cm">
          <text:p text:style-name="P1">Contrac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858cm" svg:height="1.27cm" svg:x="13.064cm" svg:y="6.397cm">
          <text:p text:style-name="P1">BidType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747cm" svg:y1="7.667cm" svg:x2="11.16cm" svg:y2="5.762cm">
          <text:p/>
        </draw:line>
        <draw:custom-shape draw:style-name="gr10" draw:text-style-name="P2" draw:layer="layout" svg:width="2.223cm" svg:height="1.588cm" svg:x="1.952cm" svg:y="9.572cm">
          <text:p text:style-name="P1">Hand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223cm" svg:height="1.587cm" svg:x="6.079cm" svg:y="9.89cm">
          <text:p text:style-name="P1">Deck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3.222cm" svg:y1="9.572cm" svg:x2="4.81cm" svg:y2="7.985cm">
          <text:p/>
        </draw:line>
        <draw:line draw:style-name="gr13" draw:text-style-name="P1" draw:layer="layout" svg:x1="6.08cm" svg:y1="10.842cm" svg:x2="4.175cm" svg:y2="10.525cm">
          <text:p/>
        </draw:line>
        <draw:line draw:style-name="gr14" draw:text-style-name="P3" draw:layer="layout" svg:x1="7.35cm" svg:y1="9.89cm" svg:x2="5.762cm" svg:y2="7.985cm">
          <text:p/>
        </draw:line>
        <draw:line draw:style-name="gr15" draw:text-style-name="P3" draw:layer="layout" svg:x1="10.207cm" svg:y1="5.445cm" svg:x2="8.62cm" svg:y2="7.032cm">
          <text:p/>
        </draw:line>
        <draw:custom-shape draw:style-name="gr16" draw:text-style-name="P2" draw:layer="layout" svg:width="3.492cm" svg:height="1.588cm" svg:x="10.842cm" svg:y="10.842cm">
          <text:p text:style-name="P1">Auction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2.747cm" svg:y1="10.842cm" svg:x2="13.065cm" svg:y2="9.255cm">
          <text:p/>
        </draw:line>
        <draw:line draw:style-name="gr18" draw:text-style-name="P1" draw:layer="layout" svg:x1="10.525cm" svg:y1="5.762cm" svg:x2="11.795cm" svg:y2="10.842cm">
          <text:p/>
        </draw:line>
        <draw:line draw:style-name="gr19" draw:text-style-name="P3" draw:layer="layout" svg:x1="10.842cm" svg:y1="11.477cm" svg:x2="9.255cm" svg:y2="8.62cm">
          <text:p/>
        </draw:line>
        <draw:line draw:style-name="gr20" draw:text-style-name="P3" draw:layer="layout" svg:x1="11.795cm" svg:y1="8.302cm" svg:x2="9.89cm" svg:y2="7.985cm">
          <text:p/>
        </draw:line>
        <draw:custom-shape draw:style-name="gr21" draw:text-style-name="P2" draw:layer="layout" svg:width="3.175cm" svg:height="1.905cm" svg:x="6.08cm" svg:y="13.7cm">
          <text:p text:style-name="P1">Player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6.397cm" svg:y1="13.7cm" svg:x2="3.54cm" svg:y2="11.16cm">
          <text:p/>
        </draw:line>
        <draw:line draw:style-name="gr23" draw:text-style-name="P3" draw:layer="layout" svg:x1="8.62cm" svg:y1="13.7cm" svg:x2="8.62cm" svg:y2="8.62cm">
          <text:p/>
        </draw:line>
        <draw:custom-shape draw:style-name="gr24" draw:text-style-name="P2" draw:layer="layout" svg:width="4.127cm" svg:height="0.999cm" svg:x="5.445cm" svg:y="16.875cm">
          <text:p text:style-name="P1">UserPlayer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7.35cm" svg:y1="15.605cm" svg:x2="7.35cm" svg:y2="16.875cm">
          <text:p/>
        </draw:line>
        <draw:line draw:style-name="gr26" draw:text-style-name="P1" draw:layer="layout" svg:x1="6.397cm" svg:y1="16.875cm" svg:x2="4.492cm" svg:y2="15.287cm">
          <text:p/>
        </draw:line>
        <draw:custom-shape draw:style-name="gr27" draw:text-style-name="P2" draw:layer="layout" svg:width="3.175cm" svg:height="1.27cm" svg:x="1.952cm" svg:y="14.017cm">
          <text:p text:style-name="P1">TextInput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8.937cm" svg:y1="13.7cm" svg:x2="11.795cm" svg:y2="8.937cm">
          <text:p/>
        </draw:line>
        <draw:custom-shape draw:style-name="gr29" draw:text-style-name="P1" draw:layer="layout" svg:width="4.128cm" svg:height="1.587cm" svg:x="9.255cm" svg:y="2.587cm">
          <text:p text:style-name="P1">ContractSu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03:11:26.034362721</meta:creation-date>
    <dc:date>2024-09-29T22:01:24.529316288</dc:date>
    <meta:editing-duration>PT3H46M34S</meta:editing-duration>
    <meta:editing-cycles>8</meta:editing-cycles>
    <meta:generator>LibreOffice/24.8.2.1$Linux_X86_64 LibreOffice_project/0f794b6e29741098670a3b95d60478a65d05ef13</meta:generator>
    <meta:document-statistic meta:object-count="29"/>
  </office:meta>
</office:document-meta>
</file>